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ext-properties fo:color="#009900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style:text-line-through-style="solid" style:text-line-through-type="single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Checko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Pallavi – how come 5 instructions are coming in simle benchmark even though objdump is giving two</text:p>
          </table:table-cell>
          <table:table-cell table:number-columns-repeated="9"/>
          <table:table-cell table:style-name="ce1" office:value-type="string" calcext:value-type="string">
            <text:p>Files modified 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4"/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 table:number-columns-repeated="10"/>
          <table:table-cell table:style-name="ce4"/>
          <table:table-cell table:number-columns-repeated="4"/>
        </table:table-row>
        <table:table-row table:style-name="ro1">
          <table:table-cell table:number-columns-repeated="13"/>
          <table:table-cell table:style-name="ce4"/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 table:number-columns-repeated="15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Review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eck all TO-Dos</text:p>
          </table:table-cell>
          <table:table-cell/>
          <table:table-cell table:style-name="ce1" office:value-type="string" calcext:value-type="string">
            <text:p>Main Kaam:</text:p>
          </table:table-cell>
          <table:table-cell table:number-columns-repeated="7"/>
          <table:table-cell table:style-name="ce1" office:value-type="string" calcext:value-type="string">
            <text:p>Specification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LSQ</text:p>
          </table:table-cell>
          <table:table-cell table:number-columns-repeated="7"/>
          <table:table-cell office:value-type="string" calcext:value-type="string">
            <text:p>Issue Bound Operand Fet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DB</text:p>
          </table:table-cell>
          <table:table-cell table:number-columns-repeated="7"/>
          <table:table-cell office:value-type="string" calcext:value-type="string">
            <text:p>Reservation Station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talls?</text:p>
          </table:table-cell>
          <table:table-cell table:number-columns-repeated="7"/>
          <table:table-cell office:value-type="string" calcext:value-type="string">
            <text:p>Common Data Bus (must be a ported structure)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" office:value-type="string" calcext:value-type="string">
            <text:p>statistics???</text:p>
          </table:table-cell>
          <table:table-cell table:number-columns-repeated="7"/>
          <table:table-cell office:value-type="string" calcext:value-type="string">
            <text:p>Reorder Buffer, to enable control flow speculation and precise exception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loat register file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XCHG instr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6"/>
          <table:table-cell table:style-name="ce1" office:value-type="string" calcext:value-type="string">
            <text:p>Deadlines:</text:p>
          </table:table-cell>
          <table:table-cell/>
        </table:table-row>
        <table:table-row table:style-name="ro1">
          <table:table-cell table:number-columns-repeated="12"/>
          <table:table-cell table:style-name="ce1" office:value-type="string" calcext:value-type="string">
            <text:p>To Submit:</text:p>
          </table:table-cell>
          <table:table-cell table:number-columns-repeated="4"/>
          <table:table-cell table:style-name="ce8" office:value-type="string" calcext:value-type="string">
            <text:p>Deadline 1 : 23:55 hrs, 28th March, 2015 - Design Document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ipeline tests</text:p>
          </table:table-cell>
          <table:table-cell table:number-columns-repeated="7"/>
          <table:table-cell office:value-type="string" calcext:value-type="string">
            <text:p>Source Code</text:p>
          </table:table-cell>
          <table:table-cell table:number-columns-repeated="3"/>
          <table:table-cell table:style-name="ce8" office:value-type="string" calcext:value-type="string">
            <text:p>Deadline 2 : 23:55 hrs, 13th April, 2015 - Progress Repor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enchmarks</text:p>
          </table:table-cell>
          <table:table-cell table:number-columns-repeated="7"/>
          <table:table-cell office:value-type="string" calcext:value-type="string">
            <text:p>Report</text:p>
          </table:table-cell>
          <table:table-cell table:number-columns-repeated="3"/>
          <table:table-cell table:style-name="ce2" office:value-type="string" calcext:value-type="string">
            <text:p>Deadline 3 : 23:55 hrs, 20th April, 2015 - Progress Report.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est Cases</text:p>
          </table:table-cell>
          <table:table-cell table:number-columns-repeated="3"/>
          <table:table-cell office:value-type="string" calcext:value-type="string">
            <text:p>Deadline 4 : 23:55 hrs, 25th April, 2015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We may need to change few files outside of multiissue inorder package --- for eg: FunctionalUnit.java in pipeline..is it fine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Points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5" office:value-type="string" calcext:value-type="string">
            <text:p>Modify only inorder pipeline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5" office:value-type="string" calcext:value-type="string">
            <text:p>To see how to perform branch prediction, see the file DecodeUnitIn MII.java from lines 138 onwards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w Priority:</text:p>
          </table:table-cell>
          <table:table-cell table:number-columns-repeated="12"/>
          <table:table-cell table:style-name="ce6" office:value-type="string" calcext:value-type="string">
            <text:p>You may choose to handle the completion of execution of the functional units also through events.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6" office:value-type="string" calcext:value-type="string">
            <text:p>Minor modifications to src/simulator/pipeline/multi issue inorder/InorderCoreMemorySystem MII.java, as to how to process responses for load requests, should prove sufficient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Configurable parameters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7" office:value-type="string" calcext:value-type="string">
            <text:p>fetch width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number of FUs of each typ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OB siz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sk Seep:</text:p>
          </table:table-cell>
          <table:table-cell table:number-columns-repeated="12"/>
          <table:table-cell office:value-type="string" calcext:value-type="string">
            <text:p>reservation station buffer siz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e 5 stalls kyun hain bi???</text:p>
          </table:table-cell>
          <table:table-cell table:number-columns-repeated="11"/>
          <table:table-cell office:value-type="string" calcext:value-type="string">
            <text:p>number of ports in CD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mo ke time pe lappy mein chalega na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heck humko synch instructions ka bi kuch karna hai kya??? -- ye chiye kya?? “instructionsToBeDropped”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" office:value-type="string" calcext:value-type="string">
            <text:p>Others: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Vary the reservation station and reorder buffer sizes, and comment on the optimal size of each.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Vary the number of ports in the CDB. Comment on the optimal number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don't need to take care of energy part (leakage energy etc)...rt? 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“this.core.getExecEngine().incrementInstructionMemStall(1);” aisi cheez humko bi lagani hain??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" office:value-type="string" calcext:value-type="string">
            <text:p>review: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ats kya kya dikhane hain???</text:p>
          </table:table-cell>
          <table:table-cell table:number-columns-repeated="11"/>
          <table:table-cell office:value-type="string" calcext:value-type="string">
            <text:p>Ensure config_sit &amp; config_lappy are same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“ * core.getStepSize()” ye use karna hai kya latency ke liye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writeResult mein there can be multiple rs jinmein execution complete ho gi hai???..but hum to ek time pe ek hi dekh re hain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RS mein extra fields daal lun?</text:p>
          </table:table-cell>
          <table:table-cell table:number-columns-repeated="7"/>
          <table:table-cell office:value-type="string" calcext:value-type="string">
            <text:p>LSQ similar hi liya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Fetch state alag se bana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xecute &amp; WriteResult mein saare RS chking</text:p>
          </table:table-cell>
          <table:table-cell table:number-columns-repeated="7"/>
          <table:table-cell office:value-type="string" calcext:value-type="string">
            <text:p>Total 5 stages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drain even ke upar neeche kya ha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xecute mein checking FU available logic daala hai...seems fine</text:p>
          </table:table-cell>
          <table:table-cell table:number-columns-repeated="7"/>
          <table:table-cell office:value-type="string" calcext:value-type="string">
            <text:p>fetch logic similar to one in OOO using 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stastics abi lagaye hain kya?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have you checked the stats running OOO/inorder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register files 2 alag li hain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CDB kaise lagaya hai?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stalls use kiye hain?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synch instr use kiye?</text:p>
          </table:table-cell>
          <table:table-cell table:number-columns-repeated="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9"/>
          <table:table-cell office:value-type="string" calcext:value-type="string">
            <text:p>logic kaise likha? - book dekh ke ya fer sir ki slides?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office:value-type="string" calcext:value-type="string">
            <text:p>event mein coreId -1 hi bheji na?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nya event banaya CDB ke liye?</text:p>
          </table:table-cell>
          <table:table-cell table:number-columns-repeated="8"/>
        </table:table-row>
      </table:table>
      <table:table table:name="Sheet2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Instruction mein bi reorderBuffer entry honi chahiye kya?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 calcext:value-type="string">
            <text:p>LSQ ko ported ni banayenge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U ko event se handle ni karenge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DB offcourse ported</text:p>
          </table:table-cell>
        </table:table-row>
        <table:table-row table:style-name="ro1" table:number-rows-repeated="50">
          <table:table-cell table:number-columns-repeated="11"/>
        </table:table-row>
        <table:table-row table:style-name="ro1">
          <table:table-cell/>
          <table:table-cell office:value-type="string" calcext:value-type="string">
            <text:p>outOfOrder 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/00/0000</text:date>, <text:time style:data-style-name="N2" text:time-value="15:34:59.0974366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6:28:00.930630219</meta:creation-date>
    <meta:generator>LibreOffice/4.3.3.2$Linux_X86_64 LibreOffice_project/430m0$Build-2</meta:generator>
    <dc:date>2015-04-22T17:50:47.994223849</dc:date>
    <meta:editing-duration>P1DT2H33M24S</meta:editing-duration>
    <meta:editing-cycles>59</meta:editing-cycles>
    <meta:document-statistic meta:table-count="2" meta:cell-count="78" meta:object-count="0"/>
  </office:meta>
</office:document-meta>
</file>